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7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8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9" style:family="paragraph" style:parent-style-name="Standard">
      <style:paragraph-properties fo:text-align="start" style:justify-single-word="false"/>
      <style:text-properties officeooo:rsid="00136dac" officeooo:paragraph-rsid="00136dac"/>
    </style:style>
    <style:style style:name="P10" style:family="paragraph" style:parent-style-name="Standard">
      <style:paragraph-properties fo:text-align="start" style:justify-single-word="false"/>
      <style:text-properties officeooo:rsid="00147076" officeooo:paragraph-rsid="00147076"/>
    </style:style>
    <style:style style:name="P11" style:family="paragraph" style:parent-style-name="Standard">
      <style:paragraph-properties fo:text-align="center" style:justify-single-word="false"/>
      <style:text-properties officeooo:rsid="00147076" officeooo:paragraph-rsid="00147076"/>
    </style:style>
    <style:style style:name="P12" style:family="paragraph" style:parent-style-name="Standard">
      <style:paragraph-properties fo:text-align="start" style:justify-single-word="false"/>
      <style:text-properties officeooo:rsid="0016209a" officeooo:paragraph-rsid="0016209a"/>
    </style:style>
    <style:style style:name="P13" style:family="paragraph" style:parent-style-name="Standard">
      <style:paragraph-properties fo:text-align="start" style:justify-single-word="false"/>
      <style:text-properties officeooo:rsid="0018b358" officeooo:paragraph-rsid="0018b358"/>
    </style:style>
    <style:style style:name="P14" style:family="paragraph" style:parent-style-name="Standard">
      <style:paragraph-properties fo:text-align="start" style:justify-single-word="false"/>
      <style:text-properties officeooo:rsid="0019063f" officeooo:paragraph-rsid="0019063f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a91a5" officeooo:paragraph-rsid="001a91a5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fb6b6" officeooo:paragraph-rsid="001fb6b6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a91a5" officeooo:paragraph-rsid="001a91a5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fb6b6" officeooo:paragraph-rsid="001fb6b6" style:font-style-asian="normal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a91a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bba37" officeooo:paragraph-rsid="001bba37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c5d1b" officeooo:paragraph-rsid="001c5d1b"/>
    </style:style>
    <style:style style:name="P22" style:family="paragraph" style:parent-style-name="Standard">
      <style:paragraph-properties fo:text-align="start" style:justify-single-word="false"/>
      <style:text-properties officeooo:rsid="001c5d1b" officeooo:paragraph-rsid="001c5d1b"/>
    </style:style>
    <style:style style:name="P23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24" style:family="paragraph" style:parent-style-name="Standard">
      <style:paragraph-properties fo:text-align="center" style:justify-single-word="false"/>
      <style:text-properties officeooo:rsid="0020e96f" officeooo:paragraph-rsid="0020e96f"/>
    </style:style>
    <style:style style:name="P25" style:family="paragraph" style:parent-style-name="Standard">
      <style:paragraph-properties fo:text-align="start" style:justify-single-word="false"/>
      <style:text-properties officeooo:rsid="0018b358" officeooo:paragraph-rsid="0021b38c"/>
    </style:style>
    <style:style style:name="T1" style:family="text">
      <style:text-properties officeooo:rsid="0012a9a8"/>
    </style:style>
    <style:style style:name="T2" style:family="text">
      <style:text-properties officeooo:rsid="0013e64b"/>
    </style:style>
    <style:style style:name="T3" style:family="text">
      <style:text-properties officeooo:rsid="0017c246"/>
    </style:style>
    <style:style style:name="T4" style:family="text">
      <style:text-properties officeooo:rsid="001a91a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91a5" style:font-style-asian="normal" style:font-style-complex="normal"/>
    </style:style>
    <style:style style:name="T7" style:family="text">
      <style:text-properties fo:font-style="normal" officeooo:rsid="001dd626" style:font-style-asian="normal" style:font-style-complex="normal"/>
    </style:style>
    <style:style style:name="T8" style:family="text">
      <style:text-properties fo:font-style="normal" officeooo:rsid="001fb6b6" style:font-style-asian="normal" style:font-style-complex="normal"/>
    </style:style>
    <style:style style:name="T9" style:family="text">
      <style:text-properties style:font-name="Liberation Serif1" officeooo:rsid="001a91a5"/>
    </style:style>
    <style:style style:name="T10" style:family="text">
      <style:text-properties style:font-name="Liberation Serif" officeooo:rsid="001a91a5"/>
    </style:style>
    <style:style style:name="T11" style:family="text">
      <style:text-properties style:font-name="Liberation Serif" officeooo:rsid="0021b38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3</text:span>:</text:p>
      <text:p text:style-name="P8">Determining the spacing of data tracks on a CD and DVD</text:p>
      <text:p text:style-name="P24">Using diffraction.</text:p>
      <text:p text:style-name="P8"/>
      <text:p text:style-name="P4">Background: </text:p>
      <text:p text:style-name="P9">Cds and DVDs have data recorded on them in a long, continuous spiral track that starts from the center of the disc and ends near the outside edge. <text:s/>The data track can easily be seen on a partially-burned CD or DVD as a darker color, but the spacing between the individual turns of the data track is far too small to be seen with the naked eye. <text:s/><text:span text:style-name="T2">However, Cds and DVDs are reflective, and thus can be used as reflective diffraction gratings. </text:span></text:p>
      <text:p text:style-name="P9"/>
      <text:p text:style-name="P10">If laser light is reflected from a CD or DVD, it will form alternating bright and dark spots – areas of constructive interference and destructive interference, respectively, according to the equation</text:p>
      <text:p text:style-name="P11"><draw:frame draw:style-name="fr1" draw:name="Object1" text:anchor-type="as-char" svg:y="-0.1484in" svg:width="0.8634in" svg:height="0.183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12">In this experiment, the <text:span text:style-name="T3">interference pattern from a CD and a DVD will be compared, and the spacing between turns on the data track will be calculated. </text:span></text:p>
      <text:p text:style-name="P7"/>
      <text:p text:style-name="P3"/>
      <text:p text:style-name="P2"/>
      <text:p text:style-name="P5">Materials you will need:</text:p>
      <text:p text:style-name="P6"/>
      <text:p text:style-name="P13">1 CD</text:p>
      <text:p text:style-name="P13">1 DVD</text:p>
      <text:p text:style-name="P25">1 <text:span text:style-name="T4">Helium-Neon Laser - <text:s/></text:span><text:span text:style-name="T9">λ</text:span><text:span text:style-name="T10"> </text:span><text:span text:style-name="T11">= </text:span><text:span text:style-name="T8">632.8 nm</text:span></text:p>
      <text:p text:style-name="P13">Several Black Laser-Blockers</text:p>
      <text:p text:style-name="P13">1 Viewing Screen (a light-colored wall or large paper may work)</text:p>
      <text:p text:style-name="P14">Meter Stick</text:p>
      <text:p text:style-name="P14"/>
      <text:p text:style-name="P13"/>
      <text:p text:style-name="P15">Procedure:</text:p>
      <text:list xml:id="list3805396470530553255" text:style-name="L1">
        <text:list-item>
          <text:p text:style-name="P19"><text:span text:style-name="T6">Arrange the laser <text:s/>and CD so that the laser shines onto the CD and causes a reflection to fall onto the viewing area. The central reflection should be reflected as close as directly back as possible. <text:s/>*</text:span><text:span text:style-name="T7">Be sure to draw a diagram of your setup into your lab notebook. <text:s/></text:span></text:p>
        </text:list-item>
        <text:list-item>
          <text:p text:style-name="P20"><text:span text:style-name="T6">M</text:span><text:span text:style-name="T5">easure the distance from the CD to the Viewing Area (L), and the distance from the central reflection to the first-order bright spots (x). <text:s/></text:span></text:p>
        </text:list-item>
        <text:list-item>
          <text:p text:style-name="P21"><text:span text:style-name="T5">Repeat the procedure using a DVD instead of a CD. <text:s/></text:span></text:p>
        </text:list-item>
      </text:list>
      <text:p text:style-name="P22"><text:span text:style-name="T5"/></text:p>
      <text:p text:style-name="P22"><text:span text:style-name="T5"/></text:p>
      <text:p text:style-name="P16">Analysis:</text:p>
      <text:p text:style-name="P18">The helium-neon laser used in this experiment has a wavelength of 632.8 nm. <text:s/>Use this information to calculate the spacing between the lines of the data track on the CD and DVD. <text:s/>Compare your results to the expected spacing of 1600 nm for a CD and 740nm for a DVD. <text:s/></text:p>
      <text:p text:style-name="P18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1-31T10:48:56.380996371</dc:date>
    <meta:editing-duration>PT38M18S</meta:editing-duration>
    <meta:editing-cycles>26</meta:editing-cycles>
    <meta:generator>LibreOffice/4.3.7.2$Linux_X86_64 LibreOffice_project/430$Build-2</meta:generator>
    <meta:print-date>2016-02-11T07:37:03.692313389</meta:print-date>
    <meta:document-statistic meta:table-count="0" meta:image-count="0" meta:object-count="1" meta:page-count="1" meta:paragraph-count="21" meta:word-count="326" meta:character-count="1810" meta:non-whitespace-character-count="1489"/>
  </office:meta>
</office:document-meta>
</file>

<file path=Object 1/content.xml><?xml version="1.0" encoding="utf-8"?>
<math xmlns="http://www.w3.org/1998/Math/MathML" display="block">
  <semantics>
    <mrow>
      <mi>d</mi>
      <mi>sin</mi>
      <mrow>
        <mi>θ</mi>
        <mo stretchy="false">=</mo>
        <mi>m</mi>
      </mrow>
      <mi>λ</mi>
    </mrow>
    <annotation encoding="StarMath 5.0">d sin θ = m λ</annotation>
  </semantics>
</math>
</file>